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Formas de dispersión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Metapoblaciones y Ecología Espaci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4-11T09:34:13.940845271</dc:date>
    <meta:editing-duration>PT3H11M8S</meta:editing-duration>
    <meta:editing-cycles>23</meta:editing-cycles>
    <meta:generator>LibreOffice/7.3.7.2$Linux_X86_64 LibreOffice_project/30$Build-2</meta:generator>
    <meta:document-statistic meta:object-count="29"/>
  </office:meta>
</office:document-meta>
</file>